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3398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Undead Pig</text:p>
          </table:table-cell>
          <table:table-cell office:value-type="string" calcext:value-type="string">
            <text:p>Image = 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2"/>
          <table:table-cell table:style-name="ce1" office:value-type="string" calcext:value-type="string">
            <text:p>Unused Images</text:p>
          </table:table-cell>
          <table:table-cell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8T18:30:42.666592265</dc:date>
    <meta:editing-duration>PT17H16M25S</meta:editing-duration>
    <meta:editing-cycles>202</meta:editing-cycles>
    <meta:document-statistic meta:table-count="9" meta:cell-count="1020" meta:object-count="0"/>
  </office:meta>
</office:document-meta>
</file>